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09667685319869354" text:style-name="L1">
        <text:list-header>
          <text:p text:style-name="P1">PARTIE A :</text:p>
        </text:list-header>
        <text:list-item>
          <text:p text:style-name="P1">Le coefficient de corrélation linéaire de cette série statistique est 0,99 (à 10E-2 près)</text:p>
          <text:p text:style-name="P1">|r| étant proche de 1, un ajustement affine est justifié.</text:p>
        </text:list-item>
        <text:list-item>
          <text:p text:style-name="P1">a) Une équation de la droite d'ajustement de y en x est y= - 4,33x + 124,20</text:p>
          <text:p text:style-name="P1">b) On remplace x par 6,5 : y=-4,33*6,5+124,20=96,06 à 10E-2 près.</text:p>
          <text:p text:style-name="P1">Pour vendre au minimum 6500 unités, il faudra fixer le prix inférieur à 96€.</text:p>
        </text:list-item>
      </text:list>
      <text:p text:style-name="Standard"><text:tab/></text:p>
      <text:p text:style-name="Standard"><text:tab/>PARTIE B : </text:p>
      <text:list xml:id="list7326862479621246429" text:style-name="L2">
        <text:list-item>
          <text:p text:style-name="P2">u(x)=105(x+4-3ln(x))</text:p>
          <text:p text:style-name="P2">v(x)=1000x</text:p>
          <text:p text:style-name="P2">u'(x)=105(1-3/x)</text:p>
          <text:p text:style-name="P2">v'(x)=1000</text:p>
        </text:list-item>
      </text:list>
      <text:p text:style-name="Standard"><text:tab/>(u'v-uv')/v²=(105(1-3/x)*1000x-105(x+4-3ln(x))*1000)/(1000x)²</text:p>
      <text:p text:style-name="Standard"><text:tab/>=105000x(1-3/x)-105000(x+4-3ln(x))/1000000x²</text:p>
      <text:p text:style-name="Standard"><text:tab/>=105000(x-3-x-4+3ln(x))/1000000x²</text:p>
      <text:p text:style-name="Standard"><text:tab/>=105(-7+3ln(x))/1000x²=(3ln(x)-7)*(105/1000x²)</text:p>
      <text:p text:style-name="Standard"><text:tab/>CM'(x) est du signe de 3ln(x)-7 ou du signe de ln(x)-7/3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M54S</meta:editing-duration>
    <meta:editing-cycles>5</meta:editing-cycles>
    <meta:generator>OpenOffice/4.1.3$Win32 OpenOffice.org_project/413m1$Build-9783</meta:generator>
    <dc:date>2017-11-09T09:27:51.18</dc:date>
    <dc:creator>Oui Non</dc:creator>
    <meta:document-statistic meta:table-count="0" meta:image-count="0" meta:object-count="0" meta:page-count="1" meta:paragraph-count="17" meta:word-count="102" meta:character-count="691"/>
    <meta:user-defined meta:name="Info 1"/>
    <meta:user-defined meta:name="Info 2"/>
    <meta:user-defined meta:name="Info 3"/>
    <meta:user-defined meta:name="Info 4"/>
  </office:meta>
</office:document-meta>
</file>